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/>
    <style:font-face style:name="Nimbus Sans L1" svg:font-family="'Nimbus Sans L'" style:font-pitch="variable"/>
    <style:font-face style:name="Norasi" svg:font-family="Norasi" style:font-adornments="Regular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en" style:country-asian="US" style:font-style-asian="normal" style:font-weight-asian="normal" style:font-name-complex="MS Sans Serif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en" style:country-asian="US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size-complex="10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Gende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ffected</text:p>
          </table:table-cell>
          <table:table-cell office:value-type="string">
            <text:p>DZTwin</text:p>
          </table:table-cell>
          <table:table-cell office:value-type="string">
            <text:p>MZTwin</text:p>
          </table:table-cell>
          <table:table-cell office:value-type="string">
            <text:p>ชื่อ</text:p>
          </table:table-cell>
          <table:table-cell office:value-type="string">
            <text:p>นามสกุล</text:p>
          </table:table-cell>
          <table:table-cell office:value-type="string">
            <text:p>ตำบล</text:p>
          </table:table-cell>
          <table:table-cell office:value-type="string">
            <text:p>อำเภอ</text:p>
          </table:table-cell>
          <table:table-cell office:value-type="string">
            <text:p>จังหวัด</text:p>
          </table:table-cell>
          <table:table-cell office:value-type="string">
            <text:p>DOB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1</text:p>
          </table:table-cell>
          <table:table-cell office:value-type="string">
            <text:p>M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สมัตถ์</text:p>
          </table:table-cell>
          <table:table-cell table:style-name="ce3" office:value-type="string">
            <text:p>สุนทรวาทิน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  <table:table-cell table:style-name="ce6" office:value-type="string">
            <text:p>๑๙๒๕-๐๘-๐๖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2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สุชานุช</text:p>
          </table:table-cell>
          <table:table-cell office:value-type="string">
            <text:p>ผลพันธิน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  <table:table-cell table:style-name="ce6" office:value-type="string">
            <text:p>๑๙๓๓-๐๖-๑๑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3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ุชานาถ</text:p>
          </table:table-cell>
          <table:table-cell table:style-name="ce3" office:value-type="string">
            <text:p>สุนทรวาทิน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  <table:table-cell office:value-type="string">
            <text:p>๑๙๕๖-๐๗-๐๔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4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การุญ</text:p>
          </table:table-cell>
          <table:table-cell table:style-name="ce3" office:value-type="string">
            <text:p>สุนทรวาทิน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  <table:table-cell office:value-type="string">
            <text:p>๑๙๕๕-๐๕-๐๕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5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ฆโนทัย</text:p>
          </table:table-cell>
          <table:table-cell table:style-name="ce3" office:value-type="string">
            <text:p>สุนทรวาทิน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  <table:table-cell office:value-type="string">
            <text:p>๑๙๕๓-๑๒-๑๑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6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มทนา</text:p>
          </table:table-cell>
          <table:table-cell table:style-name="ce3" office:value-type="string">
            <text:p>สุนทรวาทิน</text:p>
          </table:table-cell>
          <table:table-cell office:value-type="string">
            <text:p>นาสีนวน</text:p>
          </table:table-cell>
          <table:table-cell office:value-type="string">
            <text:p>เมือง</text:p>
          </table:table-cell>
          <table:table-cell office:value-type="string">
            <text:p>มุกดาหาร</text:p>
          </table:table-cell>
          <table:table-cell office:value-type="string">
            <text:p>๑๙๕๔-๑๒-๐๓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7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ุทธนุช</text:p>
          </table:table-cell>
          <table:table-cell table:style-name="ce3" office:value-type="string">
            <text:p>จารุนัฎ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  <table:table-cell office:value-type="string">
            <text:p>๑๙๕๙-๐๙-๑๒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8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table:style-name="ce2" office:value-type="string">
            <text:p>พาทิศ</text:p>
          </table:table-cell>
          <table:table-cell table:style-name="ce3" office:value-type="string">
            <text:p>อุตตมะโยธิน</text:p>
          </table:table-cell>
          <table:table-cell office:value-type="string">
            <text:p>ปรังเผล</text:p>
          </table:table-cell>
          <table:table-cell office:value-type="string">
            <text:p>สังขละบุรี</text:p>
          </table:table-cell>
          <table:table-cell office:value-type="string">
            <text:p>กาญจนบุรี</text:p>
          </table:table-cell>
          <table:table-cell office:value-type="string">
            <text:p>๑๙๕๕-๑๑-๐๗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09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03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style-name="ce2" office:value-type="string">
            <text:p>ไกรสร</text:p>
          </table:table-cell>
          <table:table-cell table:style-name="ce3" office:value-type="string">
            <text:p>อุตตมะโยธิน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  <table:table-cell office:value-type="string">
            <text:p>๑๙๘๐-๐๓-๑๕</text:p>
          </table:table-cell>
        </table:table-row>
        <table:table-row table:style-name="ro2">
          <table:table-cell office:value-type="string">
            <text:p>Si_005</text:p>
          </table:table-cell>
          <table:table-cell office:value-type="string">
            <text:p>Indv0010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03</text:p>
          </table:table-cell>
          <table:table-cell table:number-columns-repeated="3" office:value-type="string">
            <text:p>.</text:p>
          </table:table-cell>
          <table:table-cell table:style-name="ce2" office:value-type="string">
            <text:p>สังวรี</text:p>
          </table:table-cell>
          <table:table-cell table:style-name="ce3" office:value-type="string">
            <text:p>อุตตมะโยธิน</text:p>
          </table:table-cell>
          <table:table-cell table:style-name="ce3" office:value-type="string">
            <text:p>กระเบื้อง</text:p>
          </table:table-cell>
          <table:table-cell office:value-type="string">
            <text:p>ชุมพลบุรี</text:p>
          </table:table-cell>
          <table:table-cell table:style-name="ce4" office:value-type="string">
            <text:p>สุรินทร์</text:p>
          </table:table-cell>
          <table:table-cell office:value-type="string">
            <text:p>๑๘๘๐-๑๐-๓๑</text:p>
          </table:table-cell>
        </table:table-row>
        <table:table-row table:style-name="ro1" table:number-rows-repeated="27">
          <table:table-cell table:number-columns-repeated="8"/>
          <table:table-cell table:style-name="Default"/>
          <table:table-cell table:number-columns-repeated="5"/>
        </table:table-row>
        <table:table-row table:style-name="ro1" table:number-rows-repeated="65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/>
    <style:font-face style:name="Nimbus Sans L1" svg:font-family="'Nimbus Sans L'" style:font-pitch="variable"/>
    <style:font-face style:name="Norasi" svg:font-family="Norasi" style:font-adornments="Regular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Nimbus Sans L1" style:language-asian="en" style:country-asian="US" style:font-name-complex="Nimbus Sans L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3">02/23/2007</text:date>, <text:time>18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Edward Trager</meta:initial-creator>
    <meta:creation-date>2006-08-15T12:17:33</meta:creation-date>
    <dc:creator>Edward Trager</dc:creator>
    <dc:date>2007-02-23T18:32:59</dc:date>
    <dc:language>en-US</dc:language>
    <meta:editing-cycles>12</meta:editing-cycles>
    <meta:editing-duration>PT5H50M32S</meta:editing-duration>
    <meta:user-defined meta:name="Info 1"/>
    <meta:user-defined meta:name="Info 2"/>
    <meta:user-defined meta:name="Info 3"/>
    <meta:user-defined meta:name="Info 4"/>
    <meta:document-statistic meta:table-count="3" meta:cell-count="154"/>
  </office:meta>
</office:document-meta>
</file>